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Standard">
      <style:text-properties officeooo:rsid="006d22b0" officeooo:paragraph-rsid="006d22b0"/>
    </style:style>
    <style:style style:name="P4" style:family="paragraph" style:parent-style-name="Table_20_Contents">
      <style:text-properties officeooo:rsid="0038705f" officeooo:paragraph-rsid="0038705f"/>
    </style:style>
    <style:style style:name="P5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6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7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8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9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10" style:family="paragraph" style:parent-style-name="Table_20_Contents">
      <style:text-properties officeooo:rsid="003da166" officeooo:paragraph-rsid="003da166"/>
    </style:style>
    <style:style style:name="P11" style:family="paragraph" style:parent-style-name="Table_20_Contents">
      <style:text-properties officeooo:rsid="002a26b9" officeooo:paragraph-rsid="002a26b9"/>
    </style:style>
    <style:style style:name="P12" style:family="paragraph" style:parent-style-name="Table_20_Contents">
      <style:text-properties officeooo:rsid="002cb231" officeooo:paragraph-rsid="002cb231"/>
    </style:style>
    <style:style style:name="P13" style:family="paragraph" style:parent-style-name="Heading_20_3">
      <style:text-properties fo:language="fi" fo:country="FI" officeooo:rsid="000124d2" officeooo:paragraph-rsid="000124d2"/>
    </style:style>
    <style:style style:name="P14" style:family="paragraph" style:parent-style-name="Heading_20_3">
      <style:text-properties fo:language="fi" fo:country="FI" officeooo:rsid="0001e0e4" officeooo:paragraph-rsid="0001e0e4"/>
    </style:style>
    <style:style style:name="P15" style:family="paragraph" style:parent-style-name="Heading_20_3">
      <style:text-properties fo:language="fi" fo:country="FI" officeooo:rsid="0006d716" officeooo:paragraph-rsid="0006d716"/>
    </style:style>
    <style:style style:name="P16" style:family="paragraph" style:parent-style-name="Heading_20_3">
      <style:text-properties fo:language="fi" fo:country="FI" officeooo:rsid="00083db5" officeooo:paragraph-rsid="00083db5"/>
    </style:style>
    <style:style style:name="P17" style:family="paragraph" style:parent-style-name="Heading_20_3">
      <style:text-properties fo:language="fi" fo:country="FI" officeooo:rsid="00083db5" officeooo:paragraph-rsid="00116386"/>
    </style:style>
    <style:style style:name="P18" style:family="paragraph" style:parent-style-name="Heading_20_3">
      <style:text-properties fo:language="fi" fo:country="FI" officeooo:rsid="001b3603" officeooo:paragraph-rsid="001b3603"/>
    </style:style>
    <style:style style:name="P19" style:family="paragraph" style:parent-style-name="Heading_20_3">
      <style:text-properties officeooo:rsid="001b3603" officeooo:paragraph-rsid="001b3603"/>
    </style:style>
    <style:style style:name="P20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Heading_20_3">
      <style:text-properties officeooo:rsid="001fda70" officeooo:paragraph-rsid="001fda70"/>
    </style:style>
    <style:style style:name="P23" style:family="paragraph" style:parent-style-name="Heading_20_3">
      <style:text-properties officeooo:rsid="003f2e7e" officeooo:paragraph-rsid="003f2e7e"/>
    </style:style>
    <style:style style:name="P24" style:family="paragraph" style:parent-style-name="Heading_20_3">
      <style:text-properties officeooo:rsid="0050b97c" officeooo:paragraph-rsid="0050b97c"/>
    </style:style>
    <style:style style:name="P25" style:family="paragraph" style:parent-style-name="Heading_20_3">
      <style:text-properties officeooo:rsid="0070c94d" officeooo:paragraph-rsid="0070c94d"/>
    </style:style>
    <style:style style:name="P26" style:family="paragraph" style:parent-style-name="Heading_20_3">
      <style:text-properties officeooo:paragraph-rsid="0071db0c"/>
    </style:style>
    <style:style style:name="P27" style:family="paragraph" style:parent-style-name="Heading_20_3">
      <style:text-properties officeooo:rsid="008a10e1" officeooo:paragraph-rsid="008a10e1"/>
    </style:style>
    <style:style style:name="P28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29" style:family="paragraph" style:parent-style-name="Standard" style:list-style-name="L1">
      <style:text-properties fo:language="fi" fo:country="FI"/>
    </style:style>
    <style:style style:name="P30" style:family="paragraph" style:parent-style-name="Standard" style:list-style-name="L2">
      <style:text-properties fo:language="fi" fo:country="FI"/>
    </style:style>
    <style:style style:name="P31" style:family="paragraph" style:parent-style-name="Standard" style:list-style-name="L4">
      <style:text-properties fo:language="fi" fo:country="FI" officeooo:rsid="00077447" officeooo:paragraph-rsid="00077447"/>
    </style:style>
    <style:style style:name="P32" style:family="paragraph" style:parent-style-name="Standard" style:list-style-name="L4">
      <style:text-properties fo:language="fi" fo:country="FI" officeooo:rsid="00116386" officeooo:paragraph-rsid="00116386"/>
    </style:style>
    <style:style style:name="P33" style:family="paragraph" style:parent-style-name="Standard" style:list-style-name="L4">
      <style:text-properties fo:language="fi" fo:country="FI" officeooo:rsid="0014ca2d" officeooo:paragraph-rsid="0014ca2d"/>
    </style:style>
    <style:style style:name="P34" style:family="paragraph" style:parent-style-name="Standard" style:list-style-name="L5">
      <style:text-properties fo:language="fi" fo:country="FI" officeooo:rsid="00083db5" officeooo:paragraph-rsid="00083db5"/>
    </style:style>
    <style:style style:name="P35" style:family="paragraph" style:parent-style-name="Standard" style:list-style-name="L6">
      <style:text-properties fo:language="fi" fo:country="FI" officeooo:rsid="0016205b" officeooo:paragraph-rsid="0016205b"/>
    </style:style>
    <style:style style:name="P36" style:family="paragraph" style:parent-style-name="Standard" style:list-style-name="L7">
      <style:text-properties fo:language="fi" fo:country="FI"/>
    </style:style>
    <style:style style:name="P37" style:family="paragraph" style:parent-style-name="Standard" style:list-style-name="L7">
      <style:text-properties fo:language="fi" fo:country="FI" officeooo:rsid="001b3603" officeooo:paragraph-rsid="001b3603"/>
    </style:style>
    <style:style style:name="P38" style:family="paragraph" style:parent-style-name="Standard" style:list-style-name="L7">
      <style:text-properties fo:language="fi" fo:country="FI" officeooo:rsid="001b3c62" officeooo:paragraph-rsid="001b3c62"/>
    </style:style>
    <style:style style:name="P39" style:family="paragraph" style:parent-style-name="Standard" style:list-style-name="L7">
      <style:text-properties fo:language="fi" fo:country="FI" officeooo:rsid="001b54d2" officeooo:paragraph-rsid="001b54d2"/>
    </style:style>
    <style:style style:name="P40" style:family="paragraph" style:parent-style-name="Standard" style:list-style-name="L10">
      <style:text-properties fo:language="fi" fo:country="FI" officeooo:rsid="001d399a" officeooo:paragraph-rsid="001d399a"/>
    </style:style>
    <style:style style:name="P41" style:family="paragraph" style:parent-style-name="Standard" style:list-style-name="L10">
      <style:text-properties fo:language="fi" fo:country="FI" officeooo:rsid="001e44f0" officeooo:paragraph-rsid="001e44f0"/>
    </style:style>
    <style:style style:name="P42" style:family="paragraph" style:parent-style-name="Standard">
      <style:text-properties fo:language="en" fo:country="GB"/>
    </style:style>
    <style:style style:name="P43" style:family="paragraph" style:parent-style-name="Standard" style:list-style-name="L3">
      <style:text-properties fo:language="en" fo:country="GB" officeooo:rsid="00077447" officeooo:paragraph-rsid="00077447"/>
    </style:style>
    <style:style style:name="P44" style:family="paragraph" style:parent-style-name="Standard" style:list-style-name="L4">
      <style:text-properties fo:language="en" fo:country="GB" officeooo:rsid="00077447" officeooo:paragraph-rsid="00077447"/>
    </style:style>
    <style:style style:name="P45" style:family="paragraph" style:parent-style-name="Standard" style:list-style-name="L4">
      <style:text-properties fo:language="en" fo:country="GB"/>
    </style:style>
    <style:style style:name="P46" style:family="paragraph" style:parent-style-name="Standard" style:list-style-name="L20">
      <style:text-properties fo:language="en" fo:country="GB"/>
    </style:style>
    <style:style style:name="P47" style:family="paragraph" style:parent-style-name="Standard" style:list-style-name="L20">
      <style:text-properties fo:language="en" fo:country="GB" officeooo:rsid="008a10e1" officeooo:paragraph-rsid="008a10e1"/>
    </style:style>
    <style:style style:name="P48" style:family="paragraph" style:parent-style-name="Standard" style:list-style-name="L20">
      <style:text-properties fo:language="en" fo:country="GB" officeooo:rsid="008b9106" officeooo:paragraph-rsid="008b9106"/>
    </style:style>
    <style:style style:name="P49" style:family="paragraph" style:parent-style-name="Standard" style:list-style-name="L20">
      <style:text-properties fo:language="en" fo:country="GB" officeooo:rsid="008ce88c" officeooo:paragraph-rsid="008ce88c"/>
    </style:style>
    <style:style style:name="P50" style:family="paragraph" style:parent-style-name="Standard" style:list-style-name="L20">
      <style:text-properties fo:language="en" fo:country="GB" officeooo:rsid="008df50d" officeooo:paragraph-rsid="008df50d"/>
    </style:style>
    <style:style style:name="P51" style:family="paragraph" style:parent-style-name="Standard" style:list-style-name="L8"/>
    <style:style style:name="P52" style:family="paragraph" style:parent-style-name="Standard" style:list-style-name="L9">
      <style:text-properties officeooo:rsid="001d399a" officeooo:paragraph-rsid="001d399a"/>
    </style:style>
    <style:style style:name="P53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4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55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56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57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58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78" style:family="paragraph" style:parent-style-name="Standard" style:list-style-name="L12">
      <style:text-properties officeooo:rsid="00401c99" officeooo:paragraph-rsid="00401c99"/>
    </style:style>
    <style:style style:name="P79" style:family="paragraph" style:parent-style-name="Standard" style:list-style-name="L12">
      <style:text-properties officeooo:rsid="00416c0d" officeooo:paragraph-rsid="00416c0d"/>
    </style:style>
    <style:style style:name="P80" style:family="paragraph" style:parent-style-name="Standard" style:list-style-name="L12">
      <style:text-properties officeooo:rsid="00466141" officeooo:paragraph-rsid="00466141"/>
    </style:style>
    <style:style style:name="P81" style:family="paragraph" style:parent-style-name="Standard" style:list-style-name="L12">
      <style:text-properties officeooo:rsid="0049aae0" officeooo:paragraph-rsid="0049aae0"/>
    </style:style>
    <style:style style:name="P82" style:family="paragraph" style:parent-style-name="Standard" style:list-style-name="L12">
      <style:text-properties officeooo:rsid="004e135d" officeooo:paragraph-rsid="004e135d"/>
    </style:style>
    <style:style style:name="P83" style:family="paragraph" style:parent-style-name="Standard" style:list-style-name="L12">
      <style:text-properties officeooo:rsid="004d4004" officeooo:paragraph-rsid="004d4004"/>
    </style:style>
    <style:style style:name="P84" style:family="paragraph" style:parent-style-name="Standard" style:list-style-name="L12">
      <style:text-properties officeooo:rsid="004f7763" officeooo:paragraph-rsid="004f7763"/>
    </style:style>
    <style:style style:name="P85" style:family="paragraph" style:parent-style-name="Standard" style:list-style-name="L12">
      <style:text-properties officeooo:rsid="004a936f" officeooo:paragraph-rsid="004a936f"/>
    </style:style>
    <style:style style:name="P86" style:family="paragraph" style:parent-style-name="Standard" style:list-style-name="L12">
      <style:text-properties officeooo:rsid="004c6288" officeooo:paragraph-rsid="004c6288"/>
    </style:style>
    <style:style style:name="P87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88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89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0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1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2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3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4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95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96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97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98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99" style:family="paragraph" style:parent-style-name="Standard" style:list-style-name="L13">
      <style:text-properties officeooo:rsid="0050b97c" officeooo:paragraph-rsid="0050b97c"/>
    </style:style>
    <style:style style:name="P100" style:family="paragraph" style:parent-style-name="Standard" style:list-style-name="L13">
      <style:text-properties officeooo:rsid="005337f1" officeooo:paragraph-rsid="005337f1"/>
    </style:style>
    <style:style style:name="P101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2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3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05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1" style:family="paragraph" style:parent-style-name="Standard" style:list-style-name="L14">
      <style:text-properties officeooo:rsid="006c636c" officeooo:paragraph-rsid="006c636c"/>
    </style:style>
    <style:style style:name="P112" style:family="paragraph" style:parent-style-name="Standard" style:list-style-name="L15">
      <style:text-properties officeooo:rsid="006d214a" officeooo:paragraph-rsid="006d214a"/>
    </style:style>
    <style:style style:name="P113" style:family="paragraph" style:parent-style-name="Standard" style:list-style-name="L14">
      <style:text-properties officeooo:rsid="006d214a" officeooo:paragraph-rsid="006d214a"/>
    </style:style>
    <style:style style:name="P114" style:family="paragraph" style:parent-style-name="Standard" style:list-style-name="L15">
      <style:text-properties officeooo:rsid="006d22b0" officeooo:paragraph-rsid="006d22b0"/>
    </style:style>
    <style:style style:name="P115" style:family="paragraph" style:parent-style-name="Standard" style:list-style-name="L17">
      <style:text-properties officeooo:paragraph-rsid="00739a4e"/>
    </style:style>
    <style:style style:name="P116" style:family="paragraph" style:parent-style-name="Standard" style:list-style-name="L17">
      <style:text-properties officeooo:rsid="0077b9eb" officeooo:paragraph-rsid="0077b9eb"/>
    </style:style>
    <style:style style:name="P117" style:family="paragraph" style:parent-style-name="Standard" style:list-style-name="L17">
      <style:text-properties officeooo:rsid="00739a4e" officeooo:paragraph-rsid="00739a4e"/>
    </style:style>
    <style:style style:name="P118" style:family="paragraph" style:parent-style-name="Standard" style:list-style-name="L18">
      <style:text-properties officeooo:rsid="00739a4e" officeooo:paragraph-rsid="00739a4e"/>
    </style:style>
    <style:style style:name="P119" style:family="paragraph" style:parent-style-name="Standard">
      <style:text-properties officeooo:rsid="00739a4e" officeooo:paragraph-rsid="00739a4e"/>
    </style:style>
    <style:style style:name="P120" style:family="paragraph" style:parent-style-name="Standard" style:list-style-name="L17">
      <style:text-properties officeooo:rsid="00759c55" officeooo:paragraph-rsid="00759c55"/>
    </style:style>
    <style:style style:name="P121" style:family="paragraph" style:parent-style-name="Standard" style:list-style-name="L17">
      <style:text-properties officeooo:rsid="00759c55" officeooo:paragraph-rsid="0082a5ce"/>
    </style:style>
    <style:style style:name="P122" style:family="paragraph" style:parent-style-name="Standard" style:list-style-name="L18"/>
    <style:style style:name="P123" style:family="paragraph" style:parent-style-name="Standard" style:list-style-name="L17">
      <style:text-properties officeooo:rsid="0080b2c0" officeooo:paragraph-rsid="0080b2c0"/>
    </style:style>
    <style:style style:name="P124" style:family="paragraph" style:parent-style-name="Standard" style:list-style-name="L17">
      <style:text-properties officeooo:rsid="00821a17" officeooo:paragraph-rsid="00821a17"/>
    </style:style>
    <style:style style:name="P125" style:family="paragraph" style:parent-style-name="Standard" style:list-style-name="L17">
      <style:text-properties officeooo:rsid="0082a5ce" officeooo:paragraph-rsid="0082a5ce"/>
    </style:style>
    <style:style style:name="P126" style:family="paragraph" style:parent-style-name="Standard">
      <style:text-properties officeooo:rsid="008492cf" officeooo:paragraph-rsid="008492cf"/>
    </style:style>
    <style:style style:name="P127" style:family="paragraph" style:parent-style-name="Standard" style:list-style-name="L19">
      <style:text-properties officeooo:rsid="008492cf" officeooo:paragraph-rsid="008492cf"/>
    </style:style>
    <style:style style:name="P128" style:family="paragraph" style:parent-style-name="Standard" style:list-style-name="L17">
      <style:text-properties officeooo:rsid="0086d3f5" officeooo:paragraph-rsid="0086d3f5"/>
    </style:style>
    <style:style style:name="P129" style:family="paragraph" style:parent-style-name="Standard" style:list-style-name="L17">
      <style:text-properties officeooo:rsid="00880b4f" officeooo:paragraph-rsid="00880b4f"/>
    </style:style>
    <style:style style:name="P130" style:family="paragraph" style:parent-style-name="Standard" style:list-style-name="L17">
      <style:text-properties officeooo:rsid="00881240" officeooo:paragraph-rsid="00881240"/>
    </style:style>
    <style:style style:name="P131" style:family="paragraph" style:parent-style-name="Standard" style:list-style-name="L17">
      <style:text-properties officeooo:rsid="00881240" officeooo:paragraph-rsid="0089644e"/>
    </style:style>
    <style:style style:name="P132" style:family="paragraph" style:parent-style-name="Standard" style:list-style-name="L17">
      <style:text-properties officeooo:rsid="0089644e" officeooo:paragraph-rsid="0089644e"/>
    </style:style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7a266a" style:font-weight-asian="normal" style:font-weight-complex="normal"/>
    </style:style>
    <style:style style:name="T44" style:family="text">
      <style:text-properties fo:font-weight="normal" officeooo:rsid="0080b2c0" style:font-weight-asian="normal" style:font-weight-complex="normal"/>
    </style:style>
    <style:style style:name="T45" style:family="text">
      <style:text-properties fo:font-weight="normal" officeooo:rsid="00821a17" style:font-weight-asian="normal" style:font-weight-complex="normal"/>
    </style:style>
    <style:style style:name="T46" style:family="text">
      <style:text-properties officeooo:rsid="007d4fb0"/>
    </style:style>
    <style:style style:name="T47" style:family="text">
      <style:text-properties officeooo:rsid="0080b2c0"/>
    </style:style>
    <style:style style:name="T48" style:family="text">
      <style:text-properties officeooo:rsid="00821a17"/>
    </style:style>
    <style:style style:name="T49" style:family="text">
      <style:text-properties officeooo:rsid="008492cf"/>
    </style:style>
    <style:style style:name="T50" style:family="text">
      <style:text-properties officeooo:rsid="00880b4f"/>
    </style:style>
    <style:style style:name="T51" style:family="text">
      <style:text-properties officeooo:rsid="00881240"/>
    </style:style>
    <style:style style:name="T52" style:family="text">
      <style:text-properties officeooo:rsid="008a10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Tiivistelmä</text:h>
      <text:list xml:id="list2222901163" text:style-name="L1">
        <text:list-item>
          <text:p text:style-name="P29">Tavoitteet</text:p>
        </text:list-item>
        <text:list-item>
          <text:p text:style-name="P29">tutkimuskysymykset</text:p>
        </text:list-item>
        <text:list-item>
          <text:p text:style-name="P29">kuvaa keskeisimmät käyttämäsi tutkimusmenetelmät</text:p>
        </text:list-item>
        <text:list-item>
          <text:p text:style-name="P29">tärkeimmät tutkimustulokset</text:p>
        </text:list-item>
        <text:list-item>
          <text:p text:style-name="P29">johtopäätökset tulosten pohjalta</text:p>
        </text:list-item>
      </text:list>
      <text:h text:style-name="P14" text:outline-level="3">Yhteenveto</text:h>
      <text:list xml:id="list3365687966" text:style-name="L2">
        <text:list-item>
          <text:p text:style-name="P30">Sama ongelmakokonaisuus artikkeleissa</text:p>
        </text:list-item>
        <text:list-item>
          <text:p text:style-name="P30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0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0">Pääsääntöisesti enintään 50 sivua</text:p>
        </text:list-item>
        <text:list-item>
          <text:p text:style-name="P30">Rakenne</text:p>
          <text:list>
            <text:list-item>
              <text:p text:style-name="P30">Tausta ja tavoitteet</text:p>
            </text:list-item>
            <text:list-item>
              <text:p text:style-name="P30">käytetyt menetelmät</text:p>
            </text:list-item>
            <text:list-item>
              <text:p text:style-name="P30">aineisto<text:span text:style-name="T2">t</text:span></text:p>
            </text:list-item>
            <text:list-item>
              <text:p text:style-name="P30">tutkimuksen tulokset</text:p>
            </text:list-item>
            <text:list-item>
              <text:p text:style-name="P30">pohdinta liittyen tuloksiin</text:p>
            </text:list-item>
            <text:list-item>
              <text:p text:style-name="P30">johtopäätökset</text:p>
            </text:list-item>
          </text:list>
        </text:list-item>
      </text:list>
      <text:h text:style-name="P15" text:outline-level="3">Ideat / aihe / pohdinta</text:h>
      <text:list xml:id="list1252350843" text:style-name="L3">
        <text:list-item>
          <text:p text:style-name="P43">Articles</text:p>
        </text:list-item>
      </text:list>
      <text:list xml:id="list647959924" text:style-name="L4">
        <text:list-item>
          <text:list>
            <text:list-item>
              <text:p text:style-name="P45">Validation of the SARAH-E Satellite-Based Surface Solar Radiation Estimates over India 2018</text:p>
            </text:list-item>
            <text:list-item>
              <text:p text:style-name="P45">Global horizontal irradiance forecast for Finland based on geostationary weather satellite data 2020</text:p>
            </text:list-item>
            <text:list-item>
              <text:p text:style-name="P45">Comparison of irradiance forecasts from operational NWP model and satellite‐based estimates over Fennoscandia 2022</text:p>
            </text:list-item>
            <text:list-item>
              <text:p text:style-name="P45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4">Topics</text:p>
          <text:list>
            <text:list-item>
              <text:p text:style-name="P44">validation of <text:span text:style-name="T4">satellite</text:span> irradiance estimates in India</text:p>
            </text:list-item>
            <text:list-item>
              <text:p text:style-name="P44"><text:span text:style-name="T4">satellite</text:span> irradiance <text:span text:style-name="T3">forecast</text:span> Finland</text:p>
            </text:list-item>
            <text:list-item>
              <text:p text:style-name="P44"><text:span text:style-name="T4">satellite</text:span> and NWP irradiance <text:span text:style-name="T3">forecast</text:span> Nordic</text:p>
            </text:list-item>
            <text:list-item>
              <text:p text:style-name="P44">NWP &amp; ANN solar <text:span text:style-name="T3">forecasting</text:span> Finland</text:p>
            </text:list-item>
            <text:list-item>
              <text:p text:style-name="P31">→ satellite and NWP based irradiance/solar estimates and forecasting?</text:p>
              <text:list>
                <text:list-item>
                  <text:p text:style-name="P32">Kerro kuten haluat! </text:p>
                </text:list-item>
                <text:list-item>
                  <text:p text:style-name="P32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3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16" text:outline-level="3">Kysymyksiä Akulle</text:h>
      <text:list xml:id="list1538852113" text:style-name="L5">
        <text:list-item>
          <text:p text:style-name="P34">Oma osuus? Onko omaa osuutta… kuinka laaja?</text:p>
        </text:list-item>
        <text:list-item>
          <text:p text:style-name="P34">Aihe. Ylläoleva, onko järkevä?</text:p>
        </text:list-item>
        <text:list-item>
          <text:p text:style-name="P34">Johtopäätökset pitää vetää kokonaisuudesta.</text:p>
        </text:list-item>
      </text:list>
      <text:h text:style-name="P17" text:outline-level="3"/>
      <text:h text:style-name="P28" text:outline-level="3">Aku keskustelu</text:h>
      <text:list xml:id="list640402071" text:style-name="L6">
        <text:list-item>
          <text:p text:style-name="P35">Oma osuus pitää selittää niin että kelpaa, totuudenmukaisesti mutta kauniisti</text:p>
        </text:list-item>
        <text:list-item>
          <text:p text:style-name="P35">oma tarina tärkeä miettiä (ks. idea /aiheet/pohdinta)</text:p>
        </text:list-item>
      </text:list>
      <text:h text:style-name="P18" text:outline-level="3">22-06-16 Omia kysymyksiä ja lukumuistiinpanoja</text:h>
      <text:list xml:id="list4057007874" text:style-name="L7">
        <text:list-item>
          <text:p text:style-name="P36">Q’s</text:p>
          <text:list>
            <text:list-item>
              <text:p text:style-name="P36">Miten kirjallisuus vs omat paperit käy keskustelua? Painotuksia? Onko kirjallisuus eri kuin mitä papereissa?</text:p>
            </text:list-item>
            <text:list-item>
              <text:p text:style-name="P36"/>
            </text:list-item>
          </text:list>
        </text:list-item>
        <text:list-item>
          <text:p text:style-name="P37">Notes</text:p>
          <text:list>
            <text:list-item>
              <text:p text:style-name="P37">Convince readers and examiners of the scientific value</text:p>
            </text:list-item>
            <text:list-item>
              <text:p text:style-name="P38">original and coherent argument is being developed</text:p>
            </text:list-item>
            <text:list-item>
              <text:p text:style-name="P38">a solid contribution to existing literature on a timely question is made</text:p>
            </text:list-item>
            <text:list-item>
              <text:p text:style-name="P38">published papers are now data and material</text:p>
            </text:list-item>
            <text:list-item>
              <text:p text:style-name="P38">elaborate your message further and beyond than your papers</text:p>
            </text:list-item>
            <text:list-item>
              <text:p text:style-name="P38">revisit results, showing how they help the bigger picture</text:p>
            </text:list-item>
            <text:list-item>
              <text:p text:style-name="P38">intro will induce readers to read papers, and guide how to approach and evaluate</text:p>
            </text:list-item>
            <text:list-item>
              <text:p text:style-name="P38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39">Also discuss what is left outside the scope and interpretation adn limitations</text:p>
            </text:list-item>
            <text:list-item>
              <text:p text:style-name="P39">a textual map that helps readers through the papers</text:p>
            </text:list-item>
            <text:list-item>
              <text:p text:style-name="P39"/>
            </text:list-item>
          </text:list>
        </text:list-item>
      </text:list>
      <text:h text:style-name="P19" text:outline-level="3">Notes to do</text:h>
      <text:list xml:id="list2936492137" text:style-name="L8">
        <text:list-item>
          <text:p text:style-name="P51">Scientific value of publications</text:p>
        </text:list-item>
      </text:list>
      <text:list xml:id="list3086035796" text:style-name="L9">
        <text:list-item>
          <text:list>
            <text:list-item>
              <text:p text:style-name="P52">d</text:p>
            </text:list-item>
          </text:list>
        </text:list-item>
      </text:list>
      <text:h text:style-name="P20" text:outline-level="3">Tarina - vaihtoehtoja</text:h>
      <text:list xml:id="list1382202545" text:style-name="L10">
        <text:list-item>
          <text:p text:style-name="P40">tarkoitus <text:s/>(Estimaatti – ennuste - tuotanto)</text:p>
          <text:list>
            <text:list-item>
              <text:p text:style-name="P40">Estimointi toimii – satelliitti estimointi</text:p>
            </text:list-item>
            <text:list-item>
              <text:p text:style-name="P40">lähihetkeä ennustetaan – satelliittiestimaatit ennusteen pohjana</text:p>
            </text:list-item>
            <text:list-item>
              <text:p text:style-name="P40">kehitetään ennustetta – säämallilla pituutta ennusteeseen</text:p>
            </text:list-item>
            <text:list-item>
              <text:p text:style-name="P40">ennustetaan tuotantoa – irradianssista tuotantoon</text:p>
            </text:list-item>
          </text:list>
        </text:list-item>
        <text:list-item>
          <text:p text:style-name="P40">pituus</text:p>
          <text:list>
            <text:list-item>
              <text:p text:style-name="P40">satelliitilla pitkiä estimaatteja</text:p>
            </text:list-item>
            <text:list-item>
              <text:p text:style-name="P40">lyhyen ajan ennusteita</text:p>
            </text:list-item>
            <text:list-item>
              <text:p text:style-name="P40">pitkiä ennusteita mallilla</text:p>
            </text:list-item>
            <text:list-item>
              <text:p text:style-name="P40">koneoppimisella tuotantoa</text:p>
            </text:list-item>
          </text:list>
        </text:list-item>
        <text:list-item>
          <text:p text:style-name="P40">tekniikka</text:p>
          <text:list>
            <text:list-item>
              <text:p text:style-name="P40">satelliitilla estimaatteja</text:p>
            </text:list-item>
            <text:list-item>
              <text:p text:style-name="P40">estimaatti + optical flow – ennuste</text:p>
            </text:list-item>
            <text:list-item>
              <text:p text:style-name="P40">sat , sat+nwp, nwp ennuste – pidempi ennuste</text:p>
            </text:list-item>
            <text:list-item>
              <text:p text:style-name="P40">nwp + ann + obs – tuotantoennuste</text:p>
            </text:list-item>
          </text:list>
        </text:list-item>
        <text:list-item>
          <text:p text:style-name="P41">kategoriat</text:p>
          <text:list>
            <text:list-item>
              <text:p text:style-name="P41">estimaatteja</text:p>
            </text:list-item>
            <text:list-item>
              <text:p text:style-name="P41">ennusteita * 2</text:p>
            </text:list-item>
            <text:list-item>
              <text:p text:style-name="P41">tuotantoa</text:p>
            </text:list-item>
          </text:list>
        </text:list-item>
      </text:list>
      <text:h text:style-name="P22" text:outline-level="3">Notes on others’ dissertations</text:h>
      <text:list xml:id="list3848227909" text:style-name="L11">
        <text:list-item>
          <text:p text:style-name="P53">Notes to self:</text:p>
          <text:list>
            <text:list-item>
              <text:p text:style-name="P53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4">think about list of abbr.</text:p>
            </text:list-item>
            <text:list-item>
              <text:p text:style-name="P55">Johdanto point is to provide a clear picture of the whole project without goind back and forth. --&gt; think what points are needed for this?</text:p>
              <text:list>
                <text:list-item>
                  <text:p text:style-name="P56">Nothing new. Summary of what has been found. If there is somethign new, write a new paper after.</text:p>
                </text:list-item>
              </text:list>
            </text:list-item>
            <text:list-item>
              <text:p text:style-name="P57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58">Broader significance of findings using the papers as material and data</text:p>
            </text:list-item>
          </text:list>
        </text:list-item>
        <text:list-item>
          <text:p text:style-name="P59">Terhi</text:p>
          <text:list>
            <text:list-item>
              <text:p text:style-name="P59">aim stated: better understand x and x in eu and fi, and role of x in this <text:span text:style-name="T14">(very soon but brieg in abstr.)</text:span></text:p>
            </text:list-item>
            <text:list-item>
              <text:p text:style-name="P59">the thesis investigated... xx was found to. Results. Lastly, investigated, results.</text:p>
            </text:list-item>
            <text:list-item>
              <text:p text:style-name="P59">Results from this highlight.. results emphasise </text:p>
            </text:list-item>
            <text:list-item>
              <text:p text:style-name="P59">57 pages <text:span text:style-name="T10">(3 own papers)</text:span></text:p>
            </text:list-item>
            <text:list-item>
              <text:p text:style-name="P60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3">aims: 3 q, general aim is through three q.</text:p>
              <text:list>
                <text:list-item>
                  <text:p text:style-name="P53">Eg what are... papers I and II, for these aims what is done.</text:p>
                </text:list-item>
              </text:list>
            </text:list-item>
            <text:list-item>
              <text:p text:style-name="P53">Background: very specific path from base to top, but in very basic way.</text:p>
            </text:list-item>
            <text:list-item>
              <text:p text:style-name="P53">Data and models: description of models, with ref to paper I, in paper II this was used.. some specifics on how the models work in relation to topic.</text:p>
            </text:list-item>
            <text:list-item>
              <text:p text:style-name="P53">Methods: <text:span text:style-name="T12">methods used, with refs to papers</text:span></text:p>
            </text:list-item>
            <text:list-item>
              <text:p text:style-name="P61">overview of results: </text:p>
              <text:list>
                <text:list-item>
                  <text:p text:style-name="P61">Topically organised. Mainly first I, then II, then II<text:span text:style-name="T13">I.</text:span></text:p>
                </text:list-item>
                <text:list-item>
                  <text:p text:style-name="P61">this happens as shown in I and further confirmed in II</text:p>
                </text:list-item>
              </text:list>
            </text:list-item>
            <text:list-item>
              <text:p text:style-name="P62">Discu: research questions in sec 1 are answered with some further discu</text:p>
              <text:list>
                <text:list-item>
                  <text:p text:style-name="P62">questions as subheadings</text:p>
                </text:list-item>
                <text:list-item>
                  <text:p text:style-name="P62">shows, however.. more about general and implications.</text:p>
                </text:list-item>
              </text:list>
            </text:list-item>
            <text:list-item>
              <text:p text:style-name="P62">Main conc: this important, this thesis.. main concs.</text:p>
            </text:list-item>
            <text:list-item>
              <text:p text:style-name="P62">Paper overview: 5-10 lines on what paper does. Quick recap of responsibilities.</text:p>
            </text:list-item>
          </text:list>
        </text:list-item>
        <text:list-item>
          <text:p text:style-name="P62">Mika</text:p>
          <text:list>
            <text:list-item>
              <text:p text:style-name="P62">more bg (why), in this thesis.. coverage well gone through, no aims stated.</text:p>
            </text:list-item>
            <text:list-item>
              <text:p text:style-name="P62">52p. 3 own, +1</text:p>
            </text:list-item>
            <text:list-item>
              <text:p text:style-name="P62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3">Intro: own papers used as refs. containing aims in same way as terhi <text:span text:style-name="T16">(3 aims)</text:span></text:p>
            </text:list-item>
            <text:list-item>
              <text:p text:style-name="P64">Methods: <text:span text:style-name="T17">general methods described in order of papers</text:span></text:p>
            </text:list-item>
            <text:list-item>
              <text:p text:style-name="P65">Phys proc results? </text:p>
              <text:list>
                <text:list-item>
                  <text:p text:style-name="P65">Perhaps in this the paper I is a development paper. The development is therefore explained in methods.</text:p>
                </text:list-item>
                <text:list-item>
                  <text:p text:style-name="P65">Very topical division, eg. <text:s/>This goes through mainly paper 1 and 3</text:p>
                </text:list-item>
              </text:list>
            </text:list-item>
            <text:list-item>
              <text:p text:style-name="P65">effect of.. paper 2 and paper 4</text:p>
            </text:list-item>
            <text:list-item>
              <text:p text:style-name="P65">discu and conc. Thesis contributed to... (general discu and mainly concs. A wrap up it seems)</text:p>
            </text:list-item>
          </text:list>
        </text:list-item>
        <text:list-item>
          <text:p text:style-name="P66">Kati</text:p>
          <text:list>
            <text:list-item>
              <text:p text:style-name="P67">introduces topic but no aims in abstract</text:p>
            </text:list-item>
            <text:list-item>
              <text:p text:style-name="P68">77p (3+2)</text:p>
            </text:list-item>
            <text:list-item>
              <text:p text:style-name="P67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69">intro: general, incs aims. But not as elaborately as others. 5 aims</text:p>
            </text:list-item>
            <text:list-item>
              <text:p text:style-name="P69">light.. general background info (physics)</text:p>
            </text:list-item>
            <text:list-item>
              <text:p text:style-name="P70">surface: describes phenomena, methods, methods used, results</text:p>
            </text:list-item>
            <text:list-item>
              <text:p text:style-name="P70">laser: same as above, phenomena, methods, results..</text:p>
            </text:list-item>
            <text:list-item>
              <text:p text:style-name="P70">albedo: <text:span text:style-name="T21">same again.</text:span></text:p>
            </text:list-item>
            <text:list-item>
              <text:p text:style-name="P71">Conc: main contributions listed. Then elaborated.</text:p>
            </text:list-item>
          </text:list>
        </text:list-item>
        <text:list-item>
          <text:p text:style-name="P72">Niilo</text:p>
          <text:list>
            <text:list-item>
              <text:p text:style-name="P72">work what does in abstract, but no aims.</text:p>
            </text:list-item>
            <text:list-item>
              <text:p text:style-name="P73">55p. <text:s/>2+3</text:p>
            </text:list-item>
            <text:list-item>
              <text:p text:style-name="P73">Intro, view, algorithms, validation, future, conc</text:p>
            </text:list-item>
            <text:list-item>
              <text:p text:style-name="P73">intro: general, previous research, this thesis</text:p>
            </text:list-item>
            <text:list-item>
              <text:p text:style-name="P73">view: general intro to topic, i.e. background or physical explanation</text:p>
            </text:list-item>
            <text:list-item>
              <text:p text:style-name="P73">algorithms: general explanation of setup</text:p>
            </text:list-item>
            <text:list-item>
              <text:p text:style-name="P73">future: well, future</text:p>
            </text:list-item>
            <text:list-item>
              <text:p text:style-name="P73">concs: main contributions listed</text:p>
            </text:list-item>
          </text:list>
        </text:list-item>
        <text:list-item>
          <text:p text:style-name="P73">Karoliina</text:p>
          <text:list>
            <text:list-item>
              <text:p text:style-name="P74">61p <text:span text:style-name="T22">1+3</text:span></text:p>
            </text:list-item>
            <text:list-item>
              <text:p text:style-name="P74">aims presented in first par of abs. Then explain what done.</text:p>
            </text:list-item>
            <text:list-item>
              <text:p text:style-name="P54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75">intro: general background, focus of thesis, three main questions</text:p>
            </text:list-item>
            <text:list-item>
              <text:p text:style-name="P75">background: general background to topic</text:p>
            </text:list-item>
            <text:list-item>
              <text:p text:style-name="P75">data and mehtods: data and methods used in papers.</text:p>
            </text:list-item>
            <text:list-item>
              <text:p text:style-name="P75">Results summary: results summary</text:p>
            </text:list-item>
            <text:list-item>
              <text:p text:style-name="P75">concs and future: sections summarise conclusions to research questions.</text:p>
            </text:list-item>
          </text:list>
        </text:list-item>
        <text:list-item>
          <text:p text:style-name="P76">OVERVIEW of others'</text:p>
          <text:list>
            <text:list-item>
              <text:p text:style-name="P76">2 options for structure</text:p>
              <text:list>
                <text:list-item>
                  <text:p text:style-name="P76">traditional paper: intro, background, data and methods, results, discu, conc.</text:p>
                </text:list-item>
                <text:list-item>
                  <text:p text:style-name="P76">Topical: intro, topic 1, topic 2, topic ..., conc.</text:p>
                </text:list-item>
              </text:list>
            </text:list-item>
            <text:list-item>
              <text:p text:style-name="P76">Generally good ideas:</text:p>
              <text:list>
                <text:list-item>
                  <text:p text:style-name="P76">listing research aims</text:p>
                </text:list-item>
              </text:list>
            </text:list-item>
            <text:list-item>
              <text:p text:style-name="P77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501522247696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Terhi</text:p>
          </table:table-cell>
          <table:table-cell table:style-name="Table2.A1" office:value-type="string">
            <text:p text:style-name="P11">Mika</text:p>
          </table:table-cell>
          <table:table-cell table:style-name="Table2.A1" office:value-type="string">
            <text:p text:style-name="P12">Kati</text:p>
          </table:table-cell>
          <table:table-cell table:style-name="Table2.A1" office:value-type="string">
            <text:p text:style-name="P4">Karoliina</text:p>
          </table:table-cell>
          <table:table-cell table:style-name="Table2.F1" office:value-type="string">
            <text:p text:style-name="P10">Niilo</text:p>
          </table:table-cell>
        </table:table-row>
        <table:table-row table:style-name="TableLine94501522340960">
          <table:table-cell table:style-name="Table2.A2" office:value-type="string">
            <text:p text:style-name="P11">Intro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6.5</text:p>
          </table:table-cell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4">4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45312">
          <table:table-cell table:style-name="Table2.A2" office:value-type="string">
            <text:p text:style-name="P11">backround</text:p>
          </table:table-cell>
          <table:table-cell table:style-name="Table2.A2" office:value-type="string">
            <text:p text:style-name="P11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">6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46608">
          <table:table-cell table:style-name="Table2.A2" office:value-type="string">
            <text:p text:style-name="P11">Data and mod</text:p>
          </table:table-cell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47984">
          <table:table-cell table:style-name="Table2.A2" office:value-type="string">
            <text:p text:style-name="P11">methods</text:p>
          </table:table-cell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12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49392">
          <table:table-cell table:style-name="Table2.A2" office:value-type="string">
            <text:p text:style-name="P11">results</text:p>
          </table:table-cell>
          <table:table-cell table:style-name="Table2.A2" office:value-type="string">
            <text:p text:style-name="P11">14</text:p>
          </table:table-cell>
          <table:table-cell table:style-name="Table2.A2" office:value-type="string">
            <text:p text:style-name="P11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12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50672">
          <table:table-cell table:style-name="Table2.A2" office:value-type="string">
            <text:p text:style-name="P11">discu</text:p>
          </table:table-cell>
          <table:table-cell table:style-name="Table2.A2" office:value-type="string">
            <text:p text:style-name="P11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52000">
          <table:table-cell table:style-name="Table2.A2" office:value-type="string">
            <text:p text:style-name="P11">conc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94501522353328">
          <table:table-cell table:style-name="Table2.A2" office:value-type="string">
            <text:p text:style-name="P5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6">38</text:p>
          </table:table-cell>
          <table:table-cell table:style-name="Table2.A2" office:value-type="string">
            <text:p text:style-name="P7">36</text:p>
          </table:table-cell>
          <table:table-cell table:style-name="Table2.A2" office:value-type="string">
            <text:p text:style-name="P8">47</text:p>
          </table:table-cell>
          <table:table-cell table:style-name="Table2.A2" office:value-type="string">
            <text:p text:style-name="P5">38</text:p>
          </table:table-cell>
          <table:table-cell table:style-name="Table2.F2" office:value-type="string">
            <text:p text:style-name="P9">36</text:p>
          </table:table-cell>
        </table:table-row>
      </table:table>
      <text:p text:style-name="P1"/>
      <text:h text:style-name="P23" text:outline-level="3">Paper results, points</text:h>
      <text:list xml:id="list2949086102" text:style-name="L12">
        <text:list-item>
          <text:p text:style-name="P78">List </text:p>
          <text:list>
            <text:list-item>
              <text:p text:style-name="P78">Paper topic, <text:span text:style-name="T28">Rqs,</text:span> main what’s been done, main conc, <text:span text:style-name="T28">responses to RQs</text:span></text:p>
            </text:list-item>
            <text:list-item>
              <text:p text:style-name="P79"><text:soft-page-break/>Point <text:span text:style-name="T27">for story</text:span></text:p>
            </text:list-item>
            <text:list-item>
              <text:p text:style-name="P78">scientific value</text:p>
            </text:list-item>
          </text:list>
        </text:list-item>
        <text:list-item>
          <text:p text:style-name="P78">Paper I</text:p>
          <text:list>
            <text:list-item>
              <text:p text:style-name="P80">SARAH-E evaluated against in situ measurements.</text:p>
              <text:list>
                <text:list-item>
                  <text:p text:style-name="P81">Mapping the resource</text:p>
                </text:list-item>
                <text:list-item>
                  <text:p text:style-name="P82">tests whether SARAH-E works well, i.e. does heliosat work?</text:p>
                </text:list-item>
                <text:list-item>
                  <text:p text:style-name="P83">Heliosat method. <text:span text:style-name="T29">In quite a similar way to how it is used in paper 2.</text:span></text:p>
                </text:list-item>
                <text:list-item>
                  <text:p text:style-name="P84">cloud inlcuded ghi</text:p>
                </text:list-item>
                <text:list-item>
                  <text:p text:style-name="P84"/>
                </text:list-item>
              </text:list>
            </text:list-item>
            <text:list-item>
              <text:p text:style-name="P85">RQ:</text:p>
              <text:list>
                <text:list-item>
                  <text:p text:style-name="P85">what is accuracy of SARAH-E against in situ in india?</text:p>
                </text:list-item>
                <text:list-item>
                  <text:p text:style-name="P86">SARAH-E estimation accuracy?</text:p>
                </text:list-item>
                <text:list-item>
                  <text:p text:style-name="P86">Are the source datasets in general robust</text:p>
                </text:list-item>
              </text:list>
            </text:list-item>
            <text:list-item>
              <text:p text:style-name="P87">Overestimates ghi, is this consistent with sat? Mean bias of 21.9W/m²</text:p>
            </text:list-item>
          </text:list>
        </text:list-item>
      </text:list>
      <text:h text:style-name="P24" text:outline-level="3">Paper main points/topics</text:h>
      <text:list xml:id="list2509449277" text:style-name="L13">
        <text:list-item>
          <text:p text:style-name="P99">Paper I : India</text:p>
          <text:list>
            <text:list-item>
              <text:p text:style-name="P88">RQ: </text:p>
              <text:list>
                <text:list-item>
                  <text:p text:style-name="P90">accuracy of sarah-e against in situ in india,</text:p>
                </text:list-item>
                <text:list-item>
                  <text:p text:style-name="P90">trends?</text:p>
                </text:list-item>
                <text:list-item>
                  <text:p text:style-name="P91">Our Q: is the algorithm used in sarah e good for estimating ghi?</text:p>
                </text:list-item>
              </text:list>
            </text:list-item>
            <text:list-item>
              <text:p text:style-name="P99">SARAH-E used</text:p>
            </text:list-item>
            <text:list-item>
              <text:p text:style-name="P99">in situ measurements from India</text:p>
              <text:list>
                <text:list-item>
                  <text:p text:style-name="P99">varying climatology, mountains etc.</text:p>
                </text:list-item>
              </text:list>
            </text:list-item>
            <text:list-item>
              <text:p text:style-name="P99">measurements super quality controlled</text:p>
            </text:list-item>
            <text:list-item>
              <text:p text:style-name="P100">Results</text:p>
              <text:list>
                <text:list-item>
                  <text:p text:style-name="P100">stable period, and bias growing after 2009.</text:p>
                </text:list-item>
                <text:list-item>
                  <text:p text:style-name="P100">reasons unknown for unstable period. Aerosols? India insitu?</text:p>
                </text:list-item>
                <text:list-item>
                  <text:p text:style-name="P92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1">Paper II : Ghi satellite</text:p>
          <text:list>
            <text:list-item>
              <text:p text:style-name="P102"><text:span text:style-name="T6">RQ: </text:span><text:span text:style-name="T5">development and validation of a satellite-based GHI forecast</text:span> </text:p>
              <text:list>
                <text:list-item>
                  <text:p text:style-name="P103">comparison of CS models, picking best</text:p>
                </text:list-item>
                <text:list-item>
                  <text:p text:style-name="P103">introduction/development of all sky estimate, and forecast</text:p>
                </text:list-item>
                <text:list-item>
                  <text:p text:style-name="P104">validation of forecast</text:p>
                </text:list-item>
              </text:list>
            </text:list-item>
            <text:list-item>
              <text:p text:style-name="P102">in situ measurements from Fin</text:p>
            </text:list-item>
            <text:list-item>
              <text:p text:style-name="P105">comparison and validation of CS model, satellite-based estimate, ghi forecasting</text:p>
            </text:list-item>
            <text:list-item>
              <text:p text:style-name="P105">changing cloud environment as extra</text:p>
            </text:list-item>
            <text:list-item>
              <text:p text:style-name="P89">RES: use of sat based forecasts is ok in forecasting ghi in high latitudes</text:p>
              <text:list>
                <text:list-item>
                  <text:p text:style-name="P103">clear sky estimate comparison – many ok, work well, pvlib suitable.</text:p>
                </text:list-item>
                <text:list-item>
                  <text:p text:style-name="P103">All-sky estimate comparison – high lat, 15min, works well enough to use in forecast</text:p>
                </text:list-item>
                <text:list-item>
                  <text:p text:style-name="P103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06">Paper III: NWP comparison</text:p>
          <text:list>
            <text:list-item>
              <text:p text:style-name="P93">RQ:</text:p>
              <text:list>
                <text:list-item>
                  <text:p text:style-name="P107">Are operational NWP models suitable for ghi forecasts in high latitudes</text:p>
                </text:list-item>
                <text:list-item>
                  <text:p text:style-name="P107">how do they compare to satellite-based modles?</text:p>
                </text:list-item>
              </text:list>
            </text:list-item>
            <text:list-item>
              <text:p text:style-name="P107">Meps all members, mnwc, satellite and two percs compared</text:p>
            </text:list-item>
            <text:list-item>
              <text:p text:style-name="P107">point comparison in situ ghi finland and sweden</text:p>
            </text:list-item>
            <text:list-item>
              <text:p text:style-name="P107">15min to hourly output, upto 54h.</text:p>
            </text:list-item>
            <text:list-item>
              <text:p text:style-name="P107">+two energy market case studies.</text:p>
            </text:list-item>
            <text:list-item>
              <text:p text:style-name="P93">RES:</text:p>
              <text:list>
                <text:list-item>
                  <text:p text:style-name="P107">Operational nwp works well for ghi forecasts in high lat for full length</text:p>
                </text:list-item>
                <text:list-item>
                  <text:p text:style-name="P107"><text:soft-page-break/>errors for sat and nwp work in opposite direction (one beginning one end) and therefore complement each other.</text:p>
                </text:list-item>
                <text:list-item>
                  <text:p text:style-name="P107">Solis bad in mornign, mnwc afternoon. Energy case studies show the same.</text:p>
                </text:list-item>
                <text:list-item>
                  <text:p text:style-name="P107">Selection of model used depends on user requirements.</text:p>
                </text:list-item>
              </text:list>
            </text:list-item>
          </text:list>
        </text:list-item>
        <text:list-item>
          <text:p text:style-name="P107">Paper IV: <text:span text:style-name="T31">Neural network models in pv forecasting using nwp and obs</text:span></text:p>
          <text:list>
            <text:list-item>
              <text:p text:style-name="P94">RQ: </text:p>
              <text:list>
                <text:list-item>
                  <text:p text:style-name="P94">can ANN be trained on obs instead of nwp</text:p>
                  <text:list>
                    <text:list-item>
                      <text:p text:style-name="P94">tested on NWP for operational PV forecasting</text:p>
                    </text:list-item>
                  </text:list>
                </text:list-item>
                <text:list-item>
                  <text:p text:style-name="P95">evaluate use of obs and nwp in data-driven models</text:p>
                </text:list-item>
                <text:list-item>
                  <text:p text:style-name="P95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08">day ahead pv forecasting</text:p>
            </text:list-item>
            <text:list-item>
              <text:p text:style-name="P108">data-driven odels are trained with historical observations</text:p>
            </text:list-item>
            <text:list-item>
              <text:p text:style-name="P108">nwp data used for testing the model</text:p>
            </text:list-item>
            <text:list-item>
              <text:p text:style-name="P108">compared to traditional nwp train nwp test</text:p>
            </text:list-item>
            <text:list-item>
              <text:p text:style-name="P109">compared to unrealistic optimal only obs</text:p>
            </text:list-item>
            <text:list-item>
              <text:p text:style-name="P110">ANN also benchmarked against physics based solar PV forecasting</text:p>
            </text:list-item>
            <text:list-item>
              <text:p text:style-name="P110">3 sites in finland, point comparison, <text:span text:style-name="T32">against pv power data.</text:span></text:p>
            </text:list-item>
            <text:list-item>
              <text:p text:style-name="P94">Res:</text:p>
              <text:list>
                <text:list-item>
                  <text:p text:style-name="P94">ANN on obs slightly worse than ANN with NWP.</text:p>
                </text:list-item>
                <text:list-item>
                  <text:p text:style-name="P94">Better than physical.</text:p>
                </text:list-item>
                <text:list-item>
                  <text:p text:style-name="P94">-if nwp not available for training, obs can be used for training, </text:p>
                  <text:list>
                    <text:list-item>
                      <text:p text:style-name="P94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3">Papers together – story / punainen lanka</text:h>
      <text:list xml:id="list1340570377" text:style-name="L14">
        <text:list-item>
          <text:p text:style-name="P111">Theory story</text:p>
        </text:list-item>
      </text:list>
      <text:list xml:id="list2947089566" text:style-name="L15">
        <text:list-item>
          <text:p text:style-name="P112">satellite is good. Can you estimate ghi? (paper I &amp; II)</text:p>
          <text:list>
            <text:list-item>
              <text:p text:style-name="P112">Is the algorithm in sarah e good enough? (paper I)</text:p>
            </text:list-item>
            <text:list-item>
              <text:p text:style-name="P112">Do CS models work in finland? (paper II)</text:p>
            </text:list-item>
            <text:list-item>
              <text:p text:style-name="P112">Estimate good enough in finland? (paper II)</text:p>
            </text:list-item>
          </text:list>
        </text:list-item>
        <text:list-item>
          <text:p text:style-name="P112">Can you forecast with sat estimates in high lat?</text:p>
          <text:list>
            <text:list-item>
              <text:p text:style-name="P112">Development of forecast. (paper II)</text:p>
            </text:list-item>
            <text:list-item>
              <text:p text:style-name="P112">Validation of forecast (paper II)</text:p>
            </text:list-item>
          </text:list>
        </text:list-item>
        <text:list-item>
          <text:p text:style-name="P112">What about <text:span text:style-name="T35">operational</text:span> nwp in high lat?</text:p>
          <text:list>
            <text:list-item>
              <text:p text:style-name="P112">Is nwp good enough? (paper III)</text:p>
            </text:list-item>
            <text:list-item>
              <text:p text:style-name="P112">how does it compare to satellite? (paper III)</text:p>
            </text:list-item>
          </text:list>
        </text:list-item>
        <text:list-item>
          <text:p text:style-name="P114">operational nwp in pv forecasting</text:p>
          <text:list>
            <text:list-item>
              <text:p text:style-name="P114">how does it compare to obs? <text:span text:style-name="T36">(paper IV)</text:span></text:p>
            </text:list-item>
            <text:list-item>
              <text:p text:style-name="P114">How does nwp+ann compare to phys nwp? <text:span text:style-name="T36">(paper IV)</text:span></text:p>
            </text:list-item>
          </text:list>
        </text:list-item>
      </text:list>
      <text:p text:style-name="P2"/>
      <text:list xml:id="list2519005301" text:style-name="L16">
        <text:list-item>
          <text:p text:style-name="P97">Research Questions of PhD</text:p>
          <text:list>
            <text:list-item>
              <text:p text:style-name="P96"><text:span text:style-name="T40"><text:s/>Can GHI be accurately forecasted with satellite-based methods in high latittudes? (paper I &amp; II, </text:span><text:span text:style-name="T43">III</text:span><text:span text:style-name="T40">)</text:span></text:p>
            </text:list-item>
            <text:list-item>
              <text:p text:style-name="P96"><text:span text:style-name="T40">Are operational NWP <text:s/>methods suitable for GHI forecasting? </text:span><text:span text:style-name="T41">(Paper III)</text:span></text:p>
            </text:list-item>
            <text:list-item>
              <text:p text:style-name="P98">How do satellite based and NWP compare? (Paper III)</text:p>
            </text:list-item>
            <text:list-item>
              <text:p text:style-name="P98">Power forecasting </text:p>
            </text:list-item>
            <text:list-item>
              <text:p text:style-name="P97">Is NWP necessary in ML training for PV forecasting? <text:span text:style-name="T41">(Paper IV)</text:span></text:p>
            </text:list-item>
          </text:list>
        </text:list-item>
      </text:list>
      <text:p text:style-name="P3">– <text:span text:style-name="T46">Look at satellite based forecasting, nwp forecasting, compare these two. Look at role of nwp in PV with machine learning methods.</text:span></text:p>
      <text:p text:style-name="P3"/>
      <text:list xml:id="list222148792917073" text:continue-list="list1340570377" text:style-name="L14">
        <text:list-item>
          <text:p text:style-name="P111">development story</text:p>
          <text:list>
            <text:list-item>
              <text:p text:style-name="P111">methods and development</text:p>
              <text:list>
                <text:list-item>
                  <text:p text:style-name="P111">estimate</text:p>
                </text:list-item>
                <text:list-item>
                  <text:p text:style-name="P111"><text:soft-page-break/>satellite based forecast</text:p>
                </text:list-item>
                <text:list-item>
                  <text:p text:style-name="P111">ann with obs + nwp</text:p>
                </text:list-item>
              </text:list>
            </text:list-item>
            <text:list-item>
              <text:p text:style-name="P111">validation</text:p>
              <text:list>
                <text:list-item>
                  <text:p text:style-name="P111">estimate results</text:p>
                </text:list-item>
                <text:list-item>
                  <text:p text:style-name="P111">satellite validation</text:p>
                </text:list-item>
                <text:list-item>
                  <text:p text:style-name="P111">nwp validation</text:p>
                </text:list-item>
                <text:list-item>
                  <text:p text:style-name="P111">ann validation</text:p>
                </text:list-item>
              </text:list>
            </text:list-item>
            <text:list-item>
              <text:p text:style-name="P113">conclusions</text:p>
              <text:list>
                <text:list-item>
                  <text:p text:style-name="P113">estimate and satellite work</text:p>
                </text:list-item>
                <text:list-item>
                  <text:p text:style-name="P113">nwp works</text:p>
                </text:list-item>
                <text:list-item>
                  <text:p text:style-name="P113">obs instead of nwp at points works…</text:p>
                </text:list-item>
              </text:list>
            </text:list-item>
          </text:list>
        </text:list-item>
      </text:list>
      <text:h text:style-name="P25" text:outline-level="3">First draft of structure – <text:span text:style-name="T38">paper format</text:span></text:h>
      <text:list xml:id="list1319691552" text:style-name="L17">
        <text:list-item>
          <text:p text:style-name="P115">Intro<text:span text:style-name="T39">duction</text:span></text:p>
          <text:list>
            <text:list-item>
              <text:p text:style-name="P116">Introduction to topic (2-3 pages)</text:p>
              <text:list>
                <text:list-item>
                  <text:p text:style-name="P116">solar energy forecasting: <text:span text:style-name="T50">energy forecasting </text:span><text:span text:style-name="T51">(ghi vs pv)</text:span><text:span text:style-name="T50">, </text:span>satellite ghi estimates, ghi estimate based forecasts, nwp ghi forecasts, pv production forecasts, ml forecasts</text:p>
                  <text:list>
                    <text:list-item>
                      <text:p text:style-name="P132">Need for forecasting</text:p>
                    </text:list-item>
                    <text:list-item>
                      <text:p text:style-name="P132">Various methods and requirements</text:p>
                      <text:list>
                        <text:list-item>
                          <text:p text:style-name="P131">Data-driven models, ANN</text:p>
                        </text:list-item>
                      </text:list>
                    </text:list-item>
                    <text:list-item>
                      <text:p text:style-name="P125">clear sky index etc?</text:p>
                    </text:list-item>
                  </text:list>
                </text:list-item>
              </text:list>
            </text:list-item>
            <text:list-item>
              <text:p text:style-name="P116">Aims of this thesis (1 page)</text:p>
              <text:list>
                <text:list-item>
                  <text:p text:style-name="P116">RQ 1: <text:span text:style-name="T47">Can GHI be accurately estimated and forecasted with satellite-based methods in high latitudes? (Paper </text:span><text:span text:style-name="T7">I</text:span><text:span text:style-name="T44"> &amp; </text:span><text:span text:style-name="T7">II</text:span><text:span text:style-name="T44">)</text:span></text:p>
                  <text:list>
                    <text:list-item>
                      <text:p text:style-name="P123"><text:span text:style-name="T42">The question includes the components, i.e. clear sky models, estimate forming, algorithm, forecast method.</text:span></text:p>
                    </text:list-item>
                  </text:list>
                </text:list-item>
                <text:list-item>
                  <text:p text:style-name="P116">RQ 2: <text:span text:style-name="T47">Are operational NWP methods suitable for GHI forecasting, and how do they compare to satellite-based methods? (Paper </text:span><text:span text:style-name="T7">III</text:span><text:span text:style-name="T44">)</text:span></text:p>
                </text:list-item>
                <text:list-item>
                  <text:p text:style-name="P116">RQ 3: <text:span text:style-name="T48">How well do ANN models forecast PV power in Finland? (Paper </text:span><text:span text:style-name="T8">IV</text:span><text:span text:style-name="T45">)</text:span></text:p>
                  <text:list>
                    <text:list-item>
                      <text:p text:style-name="P124"><text:span text:style-name="T45">I</text:span><text:span text:style-name="T42">s NWP data necessary, or can it be replaced with observations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Data</text:p>
          <text:list>
            <text:list-item>
              <text:p text:style-name="P120">Clear sky models</text:p>
              <text:list>
                <text:list-item>
                  <text:p text:style-name="P120"/>
                </text:list-item>
              </text:list>
            </text:list-item>
            <text:list-item>
              <text:p text:style-name="P120">Satellite products and measurements</text:p>
              <text:list>
                <text:list-item>
                  <text:p text:style-name="P120">SARAH-E</text:p>
                </text:list-item>
                <text:list-item>
                  <text:p text:style-name="P128">Geostationary satellite data</text:p>
                </text:list-item>
              </text:list>
            </text:list-item>
            <text:list-item>
              <text:p text:style-name="P120">NWP</text:p>
              <text:list>
                <text:list-item>
                  <text:p text:style-name="P120">MEPS</text:p>
                </text:list-item>
                <text:list-item>
                  <text:p text:style-name="P120">MNWC</text:p>
                </text:list-item>
              </text:list>
            </text:list-item>
            <text:list-item>
              <text:p text:style-name="P120">PV forecasting</text:p>
              <text:list>
                <text:list-item>
                  <text:p text:style-name="P120">Hermans model</text:p>
                </text:list-item>
              </text:list>
            </text:list-item>
            <text:list-item>
              <text:p text:style-name="P125">PV measurements</text:p>
            </text:list-item>
            <text:list-item>
              <text:p text:style-name="P121">Observations</text:p>
            </text:list-item>
          </text:list>
        </text:list-item>
        <text:list-item>
          <text:p text:style-name="P117">Methods</text:p>
          <text:list>
            <text:list-item>
              <text:p text:style-name="P125">Satellite-based GHI estimate</text:p>
              <text:list>
                <text:list-item>
                  <text:p text:style-name="P125">Algorithm in SARAH-E</text:p>
                </text:list-item>
                <text:list-item>
                  <text:p text:style-name="P120">Heliosat</text:p>
                </text:list-item>
              </text:list>
            </text:list-item>
            <text:list-item>
              <text:p text:style-name="P125">Satellite-based GHI forecast</text:p>
            </text:list-item>
            <text:list-item>
              <text:p text:style-name="P125">ANN model</text:p>
              <text:list>
                <text:list-item>
                  <text:p text:style-name="P130">testing and training with NWP or obs</text:p>
                </text:list-item>
              </text:list>
            </text:list-item>
            <text:list-item>
              <text:p text:style-name="P120">Comparisons</text:p>
            </text:list-item>
            <text:list-item>
              <text:p text:style-name="P129">Energy comparisons / case studies</text:p>
            </text:list-item>
          </text:list>
        </text:list-item>
        <text:list-item>
          <text:p text:style-name="P117"><text:soft-page-break/>Results</text:p>
        </text:list-item>
        <text:list-item>
          <text:p text:style-name="P117">Discussion</text:p>
        </text:list-item>
        <text:list-item>
          <text:p text:style-name="P117">Summary and Conclusions</text:p>
        </text:list-item>
      </text:list>
      <text:p text:style-name="Standard"/>
      <text:h text:style-name="P26" text:outline-level="3"><text:span text:style-name="T37">First draft of structure – </text:span><text:span text:style-name="T33">development</text:span><text:span text:style-name="T38"> format</text:span></text:h>
      <text:list xml:id="list1880512962" text:style-name="L18">
        <text:list-item>
          <text:p text:style-name="P122">Intro<text:span text:style-name="T39">duction</text:span></text:p>
        </text:list-item>
        <text:list-item>
          <text:p text:style-name="P118">Data <text:span text:style-name="T49">&amp; Methods</text:span></text:p>
          <text:list>
            <text:list-item>
              <text:p text:style-name="P118"/>
            </text:list-item>
          </text:list>
        </text:list-item>
        <text:list-item>
          <text:p text:style-name="P118">Models and development</text:p>
        </text:list-item>
        <text:list-item>
          <text:p text:style-name="P118">Validations</text:p>
        </text:list-item>
        <text:list-item>
          <text:p text:style-name="P118">Discussion</text:p>
        </text:list-item>
        <text:list-item>
          <text:p text:style-name="P118">Summary and Conclusions</text:p>
        </text:list-item>
      </text:list>
      <text:p text:style-name="P119"/>
      <text:p text:style-name="P119"/>
      <text:p text:style-name="P126">we have this theory </text:p>
      <text:p text:style-name="P126">we have this data</text:p>
      <text:p text:style-name="P126">we developed a model with these components</text:p>
      <text:p text:style-name="P126">it worked</text:p>
      <text:p text:style-name="P126">took nwp, it worked</text:p>
      <text:p text:style-name="P126"/>
      <text:list xml:id="list3277396430" text:style-name="L19">
        <text:list-item>
          <text:p text:style-name="P127">Theory</text:p>
          <text:list>
            <text:list-item>
              <text:p text:style-name="P127">solar forecasting</text:p>
            </text:list-item>
            <text:list-item>
              <text:p text:style-name="P127">estimating from satellites</text:p>
            </text:list-item>
            <text:list-item>
              <text:p text:style-name="P127">estimating with nwp</text:p>
            </text:list-item>
            <text:list-item>
              <text:p text:style-name="P127">anns</text:p>
            </text:list-item>
          </text:list>
        </text:list-item>
        <text:list-item>
          <text:p text:style-name="P127">data</text:p>
          <text:list>
            <text:list-item>
              <text:p text:style-name="P127">clear sky models</text:p>
            </text:list-item>
            <text:list-item>
              <text:p text:style-name="P127">sarah, seviri</text:p>
            </text:list-item>
            <text:list-item>
              <text:p text:style-name="P127">nwp</text:p>
            </text:list-item>
            <text:list-item>
              <text:p text:style-name="P127">hermans model</text:p>
            </text:list-item>
            <text:list-item>
              <text:p text:style-name="P127">others in ann</text:p>
            </text:list-item>
            <text:list-item>
              <text:p text:style-name="P127">observations and pv measurements</text:p>
            </text:list-item>
          </text:list>
        </text:list-item>
        <text:list-item>
          <text:p text:style-name="P127">solis heliosat model</text:p>
          <text:list>
            <text:list-item>
              <text:p text:style-name="P127">we combined cs estimate with sat to get ghi</text:p>
            </text:list-item>
            <text:list-item>
              <text:p text:style-name="P127">and move it</text:p>
            </text:list-item>
          </text:list>
        </text:list-item>
        <text:list-item>
          <text:p text:style-name="P127">results solis</text:p>
        </text:list-item>
        <text:list-item>
          <text:p text:style-name="P127">results nwp</text:p>
        </text:list-item>
        <text:list-item>
          <text:p text:style-name="P127">there is also ANN</text:p>
        </text:list-item>
        <text:list-item>
          <text:p text:style-name="P127">results for ANN</text:p>
        </text:list-item>
      </text:list>
      <text:h text:style-name="P27" text:outline-level="3">Reading / points, refs.</text:h>
      <text:list xml:id="list2634699225" text:style-name="L20">
        <text:list-item>
          <text:p text:style-name="P46">Chapter 2: Data-Driven Modelling: Concepts, Approaches and Experiences, <text:span text:style-name="T52">Solomantine etc.</text:span></text:p>
          <text:list>
            <text:list-item>
              <text:p text:style-name="P47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47">Neural networks are part of ‘Computational Intelligence’</text:p>
            </text:list-item>
            <text:list-item>
              <text:p text:style-name="P47">ML is a mix of CI and AI…</text:p>
            </text:list-item>
            <text:list-item>
              <text:p text:style-name="P47">DDM is a mix of CI and ML methods, with the aim of building models with no physical understanding, to replace or help those with.</text:p>
            </text:list-item>
            <text:list-item>
              <text:p text:style-name="P48"><text:soft-page-break/>An ML algorithm is used to find the connections using training data that represents the behaviour. Testing is then done with another set to see how well it doe.</text:p>
            </text:list-item>
            <text:list-item>
              <text:p text:style-name="P49">NN: </text:p>
              <text:list>
                <text:list-item>
                  <text:p text:style-name="P49">Developed by training the model to represent the connections and what happens in the data</text:p>
                </text:list-item>
                <text:list-item>
                  <text:p text:style-name="P49">essentially non-linear regression models</text:p>
                </text:list-item>
                <text:list-item>
                  <text:p text:style-name="P49">set of interconnected neurons, or nodes, which map the input to output. Each neuron takes inputs and passes it through a curve. This is one layer.</text:p>
                </text:list-item>
                <text:list-item>
                  <text:p text:style-name="P49">Several layers are gone through, and output emerges.</text:p>
                </text:list-item>
                <text:list-item>
                  <text:p text:style-name="P49">Inputs are whatever should make a difference or should be important.</text:p>
                </text:list-item>
                <text:list-item>
                  <text:p text:style-name="P50">Validation data set is another set of data, which is given during training. The model tries to use the first set to be able to model the second.</text:p>
                </text:list-item>
                <text:list-item>
                  <text:p text:style-name="P50">So three sets, training, validation and test. Test is just test, and not used to change the properties, unlike the other two.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2:33:25.991968335</meta:creation-date>
    <dc:date>2022-07-12T14:18:17.314586420</dc:date>
    <meta:editing-duration>PT10H41M35S</meta:editing-duration>
    <meta:editing-cycles>87</meta:editing-cycles>
    <meta:generator>LibreOffice/6.4.7.2$Linux_X86_64 LibreOffice_project/40$Build-2</meta:generator>
    <meta:document-statistic meta:table-count="1" meta:image-count="0" meta:object-count="0" meta:page-count="9" meta:paragraph-count="384" meta:word-count="2703" meta:character-count="15810" meta:non-whitespace-character-count="13783"/>
  </office:meta>
</office:document-meta>
</file>